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text-position="0% 100%" style:font-name="Liberation Serif" fo:font-size="12pt" fo:font-style="normal" fo:font-weight="normal" officeooo:rsid="001f6327" officeooo:paragraph-rsid="001988d2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text-position="0% 100%" style:font-name="Liberation Serif" fo:font-size="12pt" fo:font-style="normal" fo:font-weight="normal" officeooo:rsid="00215507" officeooo:paragraph-rsid="001988d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text-position="0% 100%" style:font-name="Liberation Serif" fo:font-size="12pt" fo:font-style="normal" fo:font-weight="bold" officeooo:rsid="001988d2" officeooo:paragraph-rsid="001988d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text-position="0% 100%" style:font-name="Liberation Serif" fo:font-size="12pt" fo:font-style="normal" fo:font-weight="bold" officeooo:rsid="001a38f4" officeooo:paragraph-rsid="001a38f4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text-position="0% 100%" style:font-name="Liberation Serif" fo:font-size="12pt" fo:font-style="normal" fo:font-weight="bold" officeooo:rsid="0041219c" officeooo:paragraph-rsid="0041219c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text-position="0% 100%" fo:font-size="12pt" fo:font-style="normal" fo:font-weight="normal" officeooo:rsid="004f5276" officeooo:paragraph-rsid="0051e5f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text-position="0% 100%" fo:font-size="12pt" fo:font-style="normal" fo:font-weight="normal" officeooo:rsid="008e8198" officeooo:paragraph-rsid="008ba0f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text-position="0% 100%" fo:font-size="12pt" fo:font-style="normal" fo:font-weight="normal" officeooo:rsid="0078d474" officeooo:paragraph-rsid="0073d6b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text-position="0% 100%" fo:font-size="12pt" fo:font-style="normal" fo:font-weight="normal" officeooo:rsid="0078d474" officeooo:paragraph-rsid="0078d47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text-position="0% 100%" fo:font-size="12pt" fo:font-style="normal" fo:font-weight="normal" officeooo:rsid="007a9b25" officeooo:paragraph-rsid="007a9b2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text-position="0% 100%" fo:font-size="12pt" fo:font-style="normal" fo:font-weight="normal" officeooo:rsid="00d0aa87" officeooo:paragraph-rsid="00c1605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text-position="0% 100%" fo:font-size="12pt" fo:font-style="normal" fo:font-weight="bold" officeooo:rsid="006d1440" officeooo:paragraph-rsid="0065e644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text-position="0% 100%" fo:font-size="12pt" fo:font-style="normal" fo:font-weight="bold" officeooo:rsid="0094327b" officeooo:paragraph-rsid="0094327b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text-position="0% 100%" fo:font-size="12pt" fo:font-style="normal" fo:font-weight="bold" officeooo:rsid="00a0119f" officeooo:paragraph-rsid="00a0119f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text-position="0% 100%" fo:font-size="12pt" fo:font-style="normal" fo:font-weight="bold" officeooo:rsid="00d2aa3b" officeooo:paragraph-rsid="00d2aa3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text-position="0% 100%" fo:font-size="12pt" fo:font-style="normal" fo:font-weight="bold" officeooo:rsid="00d934c7" officeooo:paragraph-rsid="00d934c7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weight="bold" officeooo:rsid="0041219c" officeooo:paragraph-rsid="0041219c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weight="bold" officeooo:rsid="0041219c" officeooo:paragraph-rsid="0042ca22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weight="bold" officeooo:rsid="0041219c" officeooo:paragraph-rsid="00496bed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94ee8" officeooo:paragraph-rsid="00194ee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94ee8" officeooo:paragraph-rsid="0038c8d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rsid="00194ee8" officeooo:paragraph-rsid="00194ee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988d2" officeooo:paragraph-rsid="001988d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988d2" officeooo:paragraph-rsid="003cf646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a38f4" officeooo:paragraph-rsid="001a38f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b6394" officeooo:paragraph-rsid="001b639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c13bf" officeooo:paragraph-rsid="001b639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bold" officeooo:rsid="00194ee8" officeooo:paragraph-rsid="00194ee8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font-size="12pt" fo:font-weight="bold" officeooo:rsid="0041219c" officeooo:paragraph-rsid="004a68e4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font-size="12pt" fo:font-weight="bold" officeooo:rsid="004d5b9d" officeooo:paragraph-rsid="004d5b9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font-size="12pt" fo:font-weight="bold" officeooo:rsid="004d5b9d" officeooo:paragraph-rsid="007e28b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font-size="12pt" fo:font-weight="bold" officeooo:rsid="004d5b9d" officeooo:paragraph-rsid="007f439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font-size="12pt" fo:font-weight="bold" officeooo:rsid="004d5b9d" officeooo:paragraph-rsid="0087800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font-size="12pt" fo:font-weight="bold" officeooo:rsid="004d5b9d" officeooo:paragraph-rsid="0085b7c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font-size="12pt" fo:font-weight="bold" officeooo:rsid="004d5b9d" officeooo:paragraph-rsid="008ba0f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font-size="12pt" fo:font-weight="bold" officeooo:rsid="004d5b9d" officeooo:paragraph-rsid="0065e644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font-size="12pt" fo:font-weight="bold" officeooo:rsid="0051e5f2" officeooo:paragraph-rsid="0051e5f2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fo:font-size="12pt" fo:font-weight="bold" officeooo:rsid="006f177d" officeooo:paragraph-rsid="006f177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fo:font-size="12pt" fo:font-weight="bold" officeooo:rsid="00a0119f" officeooo:paragraph-rsid="00d2aa3b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15%" fo:text-align="center" style:justify-single-word="false"/>
      <style:text-properties fo:font-size="12pt" fo:font-weight="bold" officeooo:rsid="00da512a" officeooo:paragraph-rsid="00da512a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fo:font-size="12pt" fo:font-weight="normal" officeooo:rsid="004abc97" officeooo:paragraph-rsid="004a68e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font-size="12pt" fo:font-weight="normal" officeooo:rsid="007a9b25" officeooo:paragraph-rsid="007a9b2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fo:font-size="12pt" fo:font-weight="normal" officeooo:rsid="007d3bec" officeooo:paragraph-rsid="007d3be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fo:font-size="12pt" fo:font-weight="normal" officeooo:rsid="00a0119f" officeooo:paragraph-rsid="00a0119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fo:font-size="12pt" fo:font-weight="normal" officeooo:rsid="00a0119f" officeooo:paragraph-rsid="00c1605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fo:font-size="12pt" fo:font-weight="normal" officeooo:rsid="00d934c7" officeooo:paragraph-rsid="00d934c7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15%" fo:text-align="justify" style:justify-single-word="false"/>
      <style:text-properties style:text-position="0% 100%" fo:font-size="12pt" fo:font-style="normal" fo:font-weight="normal" officeooo:rsid="00dff291" officeooo:paragraph-rsid="00d934c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1d023c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officeooo:rsid="001d023c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officeooo:rsid="002413be" style:font-style-asian="normal" style:font-weight-asian="normal" style:font-style-complex="normal" style:font-weight-complex="normal"/>
    </style:style>
    <style:style style:name="T8" style:family="text">
      <style:text-properties style:text-position="super 58%" fo:font-style="normal" fo:font-weight="normal" officeooo:rsid="00375933" style:font-style-asian="normal" style:font-weight-asian="normal" style:font-style-complex="normal" style:font-weight-complex="normal"/>
    </style:style>
    <style:style style:name="T9" style:family="text">
      <style:text-properties style:text-position="super 58%" fo:font-style="normal" fo:font-weight="normal" officeooo:rsid="0038c8de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fo:font-weight="normal" officeooo:rsid="004f5276" style:font-style-asian="normal" style:font-weight-asian="normal" style:font-style-complex="normal" style:font-weight-complex="normal"/>
    </style:style>
    <style:style style:name="T11" style:family="text">
      <style:text-properties style:text-position="super 58%" fo:font-style="normal" fo:font-weight="normal" officeooo:rsid="007e28b4" style:font-style-asian="normal" style:font-weight-asian="normal" style:font-style-complex="normal" style:font-weight-complex="normal"/>
    </style:style>
    <style:style style:name="T12" style:family="text">
      <style:text-properties style:text-position="super 58%" fo:font-style="normal" fo:font-weight="normal" officeooo:rsid="0089a129" style:font-style-asian="normal" style:font-weight-asian="normal" style:font-style-complex="normal" style:font-weight-complex="normal"/>
    </style:style>
    <style:style style:name="T13" style:family="text">
      <style:text-properties style:text-position="super 58%" fo:font-style="normal" fo:font-weight="normal" officeooo:rsid="0052bf50" style:font-style-asian="normal" style:font-weight-asian="normal" style:font-style-complex="normal" style:font-weight-complex="normal"/>
    </style:style>
    <style:style style:name="T14" style:family="text">
      <style:text-properties style:text-position="super 58%" fo:font-style="normal" fo:font-weight="normal" officeooo:rsid="0054d27b" style:font-style-asian="normal" style:font-weight-asian="normal" style:font-style-complex="normal" style:font-weight-complex="normal"/>
    </style:style>
    <style:style style:name="T15" style:family="text">
      <style:text-properties style:text-position="super 58%" fo:font-weight="normal" style:font-weight-asian="normal" style:font-weight-complex="normal"/>
    </style:style>
    <style:style style:name="T16" style:family="text">
      <style:text-properties style:text-position="super 58%" fo:font-weight="normal" officeooo:rsid="00561d98" style:font-weight-asian="normal" style:font-weight-complex="normal"/>
    </style:style>
    <style:style style:name="T17" style:family="text">
      <style:text-properties style:text-position="super 58%" fo:font-weight="normal" officeooo:rsid="0059a103" style:font-weight-asian="normal" style:font-weight-complex="normal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font-style="normal" officeooo:rsid="001c13bf" style:font-style-asian="normal" style:font-style-complex="normal"/>
    </style:style>
    <style:style style:name="T20" style:family="text">
      <style:text-properties style:text-position="0% 100%" fo:font-style="normal" officeooo:rsid="00644174" style:font-style-asian="normal" style:font-style-complex="normal"/>
    </style:style>
    <style:style style:name="T21" style:family="text">
      <style:text-properties style:text-position="0% 100%" fo:font-style="normal" officeooo:rsid="0069f279" style:font-style-asian="normal" style:font-style-complex="normal"/>
    </style:style>
    <style:style style:name="T22" style:family="text">
      <style:text-properties style:text-position="0% 100%" fo:font-style="normal" officeooo:rsid="006d1440" style:font-style-asian="normal" style:font-style-complex="normal"/>
    </style:style>
    <style:style style:name="T23" style:family="text">
      <style:text-properties style:text-position="0% 100%" fo:font-style="normal" officeooo:rsid="0070eb54" style:font-style-asian="normal" style:font-style-complex="normal"/>
    </style:style>
    <style:style style:name="T24" style:family="text">
      <style:text-properties style:text-position="0% 100%" fo:font-style="normal" officeooo:rsid="007b9345" style:font-style-asian="normal" style:font-style-complex="normal"/>
    </style:style>
    <style:style style:name="T25" style:family="text">
      <style:text-properties style:text-position="0% 100%" fo:font-style="normal" officeooo:rsid="007dbfae" style:font-style-asian="normal" style:font-style-complex="normal"/>
    </style:style>
    <style:style style:name="T26" style:family="text">
      <style:text-properties style:text-position="0% 100%" fo:font-style="normal" officeooo:rsid="004f5276" style:font-style-asian="normal" style:font-style-complex="normal"/>
    </style:style>
    <style:style style:name="T27" style:family="text">
      <style:text-properties style:text-position="0% 100%" fo:font-style="normal" officeooo:rsid="00a40563" style:font-style-asian="normal" style:font-style-complex="normal"/>
    </style:style>
    <style:style style:name="T28" style:family="text">
      <style:text-properties style:text-position="0% 100%" fo:font-style="normal" officeooo:rsid="00a5089f" style:font-style-asian="normal" style:font-style-complex="normal"/>
    </style:style>
    <style:style style:name="T29" style:family="text">
      <style:text-properties style:text-position="0% 100%" fo:font-style="normal" officeooo:rsid="00a60987" style:font-style-asian="normal" style:font-style-complex="normal"/>
    </style:style>
    <style:style style:name="T30" style:family="text">
      <style:text-properties style:text-position="0% 100%" fo:font-style="normal" officeooo:rsid="00a7e612" style:font-style-asian="normal" style:font-style-complex="normal"/>
    </style:style>
    <style:style style:name="T31" style:family="text">
      <style:text-properties style:text-position="0% 100%" fo:font-style="normal" officeooo:rsid="00a8e462" style:font-style-asian="normal" style:font-style-complex="normal"/>
    </style:style>
    <style:style style:name="T32" style:family="text">
      <style:text-properties style:text-position="0% 100%" fo:font-style="normal" officeooo:rsid="00aa3c58" style:font-style-asian="normal" style:font-style-complex="normal"/>
    </style:style>
    <style:style style:name="T33" style:family="text">
      <style:text-properties style:text-position="0% 100%" fo:font-style="normal" officeooo:rsid="00ac2e37" style:font-style-asian="normal" style:font-style-complex="normal"/>
    </style:style>
    <style:style style:name="T34" style:family="text">
      <style:text-properties style:text-position="0% 100%" fo:font-style="normal" officeooo:rsid="00ada91e" style:font-style-asian="normal" style:font-style-complex="normal"/>
    </style:style>
    <style:style style:name="T35" style:family="text">
      <style:text-properties style:text-position="0% 100%" fo:font-style="normal" officeooo:rsid="00af531d" style:font-style-asian="normal" style:font-style-complex="normal"/>
    </style:style>
    <style:style style:name="T36" style:family="text">
      <style:text-properties style:text-position="0% 100%" fo:font-style="normal" officeooo:rsid="00af9f50" style:font-style-asian="normal" style:font-style-complex="normal"/>
    </style:style>
    <style:style style:name="T37" style:family="text">
      <style:text-properties style:text-position="0% 100%" fo:font-style="normal" officeooo:rsid="00afa0e7" style:font-style-asian="normal" style:font-style-complex="normal"/>
    </style:style>
    <style:style style:name="T38" style:family="text">
      <style:text-properties style:text-position="0% 100%" fo:font-style="normal" officeooo:rsid="00b160bd" style:font-style-asian="normal" style:font-style-complex="normal"/>
    </style:style>
    <style:style style:name="T39" style:family="text">
      <style:text-properties style:text-position="0% 100%" fo:font-style="normal" officeooo:rsid="00b236af" style:font-style-asian="normal" style:font-style-complex="normal"/>
    </style:style>
    <style:style style:name="T40" style:family="text">
      <style:text-properties style:text-position="0% 100%" fo:font-style="normal" officeooo:rsid="00b35f6f" style:font-style-asian="normal" style:font-style-complex="normal"/>
    </style:style>
    <style:style style:name="T41" style:family="text">
      <style:text-properties style:text-position="0% 100%" fo:font-style="normal" officeooo:rsid="00b36b78" style:font-style-asian="normal" style:font-style-complex="normal"/>
    </style:style>
    <style:style style:name="T42" style:family="text">
      <style:text-properties style:text-position="0% 100%" fo:font-style="normal" officeooo:rsid="00b519bd" style:font-style-asian="normal" style:font-style-complex="normal"/>
    </style:style>
    <style:style style:name="T43" style:family="text">
      <style:text-properties style:text-position="0% 100%" fo:font-style="normal" officeooo:rsid="00b70c6e" style:font-style-asian="normal" style:font-style-complex="normal"/>
    </style:style>
    <style:style style:name="T44" style:family="text">
      <style:text-properties style:text-position="0% 100%" fo:font-style="normal" officeooo:rsid="00b8bd11" style:font-style-asian="normal" style:font-style-complex="normal"/>
    </style:style>
    <style:style style:name="T45" style:family="text">
      <style:text-properties style:text-position="0% 100%" fo:font-style="normal" officeooo:rsid="00ba9e99" style:font-style-asian="normal" style:font-style-complex="normal"/>
    </style:style>
    <style:style style:name="T46" style:family="text">
      <style:text-properties style:text-position="0% 100%" fo:font-style="normal" officeooo:rsid="00bc9789" style:font-style-asian="normal" style:font-style-complex="normal"/>
    </style:style>
    <style:style style:name="T47" style:family="text">
      <style:text-properties style:text-position="0% 100%" fo:font-style="normal" officeooo:rsid="00bd36d0" style:font-style-asian="normal" style:font-style-complex="normal"/>
    </style:style>
    <style:style style:name="T48" style:family="text">
      <style:text-properties style:text-position="0% 100%" fo:font-style="normal" officeooo:rsid="00c01279" style:font-style-asian="normal" style:font-style-complex="normal"/>
    </style:style>
    <style:style style:name="T49" style:family="text">
      <style:text-properties style:text-position="0% 100%" fo:font-style="normal" officeooo:rsid="00c1605b" style:font-style-asian="normal" style:font-style-complex="normal"/>
    </style:style>
    <style:style style:name="T50" style:family="text">
      <style:text-properties style:text-position="0% 100%" fo:font-style="normal" officeooo:rsid="00c1cd8f" style:font-style-asian="normal" style:font-style-complex="normal"/>
    </style:style>
    <style:style style:name="T51" style:family="text">
      <style:text-properties style:text-position="0% 100%" fo:font-style="normal" officeooo:rsid="00c3ba82" style:font-style-asian="normal" style:font-style-complex="normal"/>
    </style:style>
    <style:style style:name="T52" style:family="text">
      <style:text-properties style:text-position="0% 100%" fo:font-style="normal" officeooo:rsid="00c43d72" style:font-style-asian="normal" style:font-style-complex="normal"/>
    </style:style>
    <style:style style:name="T53" style:family="text">
      <style:text-properties style:text-position="0% 100%" fo:font-style="normal" officeooo:rsid="00c51df3" style:font-style-asian="normal" style:font-style-complex="normal"/>
    </style:style>
    <style:style style:name="T54" style:family="text">
      <style:text-properties style:text-position="0% 100%" fo:font-style="normal" officeooo:rsid="00c6a25a" style:font-style-asian="normal" style:font-style-complex="normal"/>
    </style:style>
    <style:style style:name="T55" style:family="text">
      <style:text-properties style:text-position="0% 100%" fo:font-style="normal" officeooo:rsid="00c84179" style:font-style-asian="normal" style:font-style-complex="normal"/>
    </style:style>
    <style:style style:name="T56" style:family="text">
      <style:text-properties style:text-position="0% 100%" fo:font-style="normal" officeooo:rsid="00c86fce" style:font-style-asian="normal" style:font-style-complex="normal"/>
    </style:style>
    <style:style style:name="T57" style:family="text">
      <style:text-properties style:text-position="0% 100%" fo:font-style="normal" officeooo:rsid="00cbc160" style:font-style-asian="normal" style:font-style-complex="normal"/>
    </style:style>
    <style:style style:name="T58" style:family="text">
      <style:text-properties style:text-position="0% 100%" fo:font-style="normal" officeooo:rsid="00d0aa87" style:font-style-asian="normal" style:font-style-complex="normal"/>
    </style:style>
    <style:style style:name="T59" style:family="text">
      <style:text-properties style:text-position="0% 100%" fo:font-style="normal" officeooo:rsid="00d2aa3b" style:font-style-asian="normal" style:font-style-complex="normal"/>
    </style:style>
    <style:style style:name="T60" style:family="text">
      <style:text-properties style:text-position="0% 100%" fo:font-style="normal" officeooo:rsid="00d3def7" style:font-style-asian="normal" style:font-style-complex="normal"/>
    </style:style>
    <style:style style:name="T61" style:family="text">
      <style:text-properties style:text-position="0% 100%" fo:font-style="normal" officeooo:rsid="00db59af" style:font-style-asian="normal" style:font-style-complex="normal"/>
    </style:style>
    <style:style style:name="T62" style:family="text">
      <style:text-properties style:text-position="0% 100%" fo:font-style="normal" officeooo:rsid="00dff291" style:font-style-asian="normal" style:font-style-complex="normal"/>
    </style:style>
    <style:style style:name="T63" style:family="text">
      <style:text-properties style:text-position="0% 100%" fo:font-style="normal" officeooo:rsid="00e418bb" style:font-style-asian="normal" style:font-style-complex="normal"/>
    </style:style>
    <style:style style:name="T64" style:family="text">
      <style:text-properties style:text-position="0% 100%" fo:font-style="normal" officeooo:rsid="00e46825" style:font-style-asian="normal" style:font-style-complex="normal"/>
    </style:style>
    <style:style style:name="T65" style:family="text">
      <style:text-properties style:text-position="0% 100%" fo:font-style="normal" officeooo:rsid="00e596b5" style:font-style-asian="normal" style:font-style-complex="normal"/>
    </style:style>
    <style:style style:name="T6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tyle="normal" fo:font-weight="normal" officeooo:rsid="00213960" style:font-style-asian="normal" style:font-weight-asian="normal" style:font-style-complex="normal" style:font-weight-complex="normal"/>
    </style:style>
    <style:style style:name="T68" style:family="text">
      <style:text-properties style:text-position="0% 100%" fo:font-style="normal" fo:font-weight="normal" officeooo:rsid="00215507" style:font-style-asian="normal" style:font-weight-asian="normal" style:font-style-complex="normal" style:font-weight-complex="normal"/>
    </style:style>
    <style:style style:name="T69" style:family="text">
      <style:text-properties style:text-position="0% 100%" fo:font-style="normal" fo:font-weight="normal" officeooo:rsid="002413be" style:font-style-asian="normal" style:font-weight-asian="normal" style:font-style-complex="normal" style:font-weight-complex="normal"/>
    </style:style>
    <style:style style:name="T70" style:family="text">
      <style:text-properties style:text-position="0% 100%" fo:font-style="normal" fo:font-weight="normal" officeooo:rsid="0025666f" style:font-style-asian="normal" style:font-weight-asian="normal" style:font-style-complex="normal" style:font-weight-complex="normal"/>
    </style:style>
    <style:style style:name="T71" style:family="text">
      <style:text-properties style:text-position="0% 100%" fo:font-style="normal" fo:font-weight="normal" officeooo:rsid="00259ceb" style:font-style-asian="normal" style:font-weight-asian="normal" style:font-style-complex="normal" style:font-weight-complex="normal"/>
    </style:style>
    <style:style style:name="T72" style:family="text">
      <style:text-properties style:text-position="0% 100%" fo:font-style="normal" fo:font-weight="normal" officeooo:rsid="002a6983" style:font-style-asian="normal" style:font-weight-asian="normal" style:font-style-complex="normal" style:font-weight-complex="normal"/>
    </style:style>
    <style:style style:name="T73" style:family="text">
      <style:text-properties style:text-position="0% 100%" fo:font-style="normal" fo:font-weight="normal" officeooo:rsid="002bc24f" style:font-style-asian="normal" style:font-weight-asian="normal" style:font-style-complex="normal" style:font-weight-complex="normal"/>
    </style:style>
    <style:style style:name="T74" style:family="text">
      <style:text-properties style:text-position="0% 100%" fo:font-style="normal" fo:font-weight="normal" officeooo:rsid="0030c669" style:font-style-asian="normal" style:font-weight-asian="normal" style:font-style-complex="normal" style:font-weight-complex="normal"/>
    </style:style>
    <style:style style:name="T75" style:family="text">
      <style:text-properties style:text-position="0% 100%" fo:font-style="normal" fo:font-weight="normal" officeooo:rsid="003122c3" style:font-style-asian="normal" style:font-weight-asian="normal" style:font-style-complex="normal" style:font-weight-complex="normal"/>
    </style:style>
    <style:style style:name="T76" style:family="text">
      <style:text-properties style:text-position="0% 100%" fo:font-style="normal" fo:font-weight="normal" officeooo:rsid="003321ea" style:font-style-asian="normal" style:font-weight-asian="normal" style:font-style-complex="normal" style:font-weight-complex="normal"/>
    </style:style>
    <style:style style:name="T77" style:family="text">
      <style:text-properties style:text-position="0% 100%" fo:font-style="normal" fo:font-weight="normal" officeooo:rsid="00375933" style:font-style-asian="normal" style:font-weight-asian="normal" style:font-style-complex="normal" style:font-weight-complex="normal"/>
    </style:style>
    <style:style style:name="T78" style:family="text">
      <style:text-properties style:text-position="0% 100%" fo:font-style="normal" fo:font-weight="normal" officeooo:rsid="0038c8de" style:font-style-asian="normal" style:font-weight-asian="normal" style:font-style-complex="normal" style:font-weight-complex="normal"/>
    </style:style>
    <style:style style:name="T79" style:family="text">
      <style:text-properties style:text-position="0% 100%" fo:font-style="normal" fo:font-weight="normal" officeooo:rsid="003b14df" style:font-style-asian="normal" style:font-weight-asian="normal" style:font-style-complex="normal" style:font-weight-complex="normal"/>
    </style:style>
    <style:style style:name="T80" style:family="text">
      <style:text-properties style:text-position="0% 100%" fo:font-style="normal" fo:font-weight="normal" officeooo:rsid="003cf646" style:font-style-asian="normal" style:font-weight-asian="normal" style:font-style-complex="normal" style:font-weight-complex="normal"/>
    </style:style>
    <style:style style:name="T81" style:family="text">
      <style:text-properties style:text-position="0% 100%" fo:font-style="normal" fo:font-weight="normal" officeooo:rsid="004dc757" style:font-style-asian="normal" style:font-weight-asian="normal" style:font-style-complex="normal" style:font-weight-complex="normal"/>
    </style:style>
    <style:style style:name="T82" style:family="text">
      <style:text-properties style:text-position="0% 100%" fo:font-style="normal" fo:font-weight="normal" officeooo:rsid="004f5276" style:font-style-asian="normal" style:font-weight-asian="normal" style:font-style-complex="normal" style:font-weight-complex="normal"/>
    </style:style>
    <style:style style:name="T83" style:family="text">
      <style:text-properties style:text-position="0% 100%" fo:font-style="normal" fo:font-weight="normal" officeooo:rsid="005081c6" style:font-style-asian="normal" style:font-weight-asian="normal" style:font-style-complex="normal" style:font-weight-complex="normal"/>
    </style:style>
    <style:style style:name="T84" style:family="text">
      <style:text-properties style:text-position="0% 100%" fo:font-style="normal" fo:font-weight="normal" officeooo:rsid="00601d95" style:font-style-asian="normal" style:font-weight-asian="normal" style:font-style-complex="normal" style:font-weight-complex="normal"/>
    </style:style>
    <style:style style:name="T85" style:family="text">
      <style:text-properties style:text-position="0% 100%" fo:font-style="normal" fo:font-weight="normal" officeooo:rsid="0068b3e4" style:font-style-asian="normal" style:font-weight-asian="normal" style:font-style-complex="normal" style:font-weight-complex="normal"/>
    </style:style>
    <style:style style:name="T86" style:family="text">
      <style:text-properties style:text-position="0% 100%" fo:font-style="normal" fo:font-weight="normal" officeooo:rsid="0069f279" style:font-style-asian="normal" style:font-weight-asian="normal" style:font-style-complex="normal" style:font-weight-complex="normal"/>
    </style:style>
    <style:style style:name="T87" style:family="text">
      <style:text-properties style:text-position="0% 100%" fo:font-style="normal" fo:font-weight="normal" officeooo:rsid="007e28b4" style:font-style-asian="normal" style:font-weight-asian="normal" style:font-style-complex="normal" style:font-weight-complex="normal"/>
    </style:style>
    <style:style style:name="T88" style:family="text">
      <style:text-properties style:text-position="0% 100%" fo:font-style="normal" fo:font-weight="normal" officeooo:rsid="007ee562" style:font-style-asian="normal" style:font-weight-asian="normal" style:font-style-complex="normal" style:font-weight-complex="normal"/>
    </style:style>
    <style:style style:name="T89" style:family="text">
      <style:text-properties style:text-position="0% 100%" fo:font-style="normal" fo:font-weight="normal" officeooo:rsid="007f439d" style:font-style-asian="normal" style:font-weight-asian="normal" style:font-style-complex="normal" style:font-weight-complex="normal"/>
    </style:style>
    <style:style style:name="T90" style:family="text">
      <style:text-properties style:text-position="0% 100%" fo:font-style="normal" fo:font-weight="normal" officeooo:rsid="007fc1ec" style:font-style-asian="normal" style:font-weight-asian="normal" style:font-style-complex="normal" style:font-weight-complex="normal"/>
    </style:style>
    <style:style style:name="T91" style:family="text">
      <style:text-properties style:text-position="0% 100%" fo:font-style="normal" fo:font-weight="normal" officeooo:rsid="0080b2a1" style:font-style-asian="normal" style:font-weight-asian="normal" style:font-style-complex="normal" style:font-weight-complex="normal"/>
    </style:style>
    <style:style style:name="T92" style:family="text">
      <style:text-properties style:text-position="0% 100%" fo:font-style="normal" fo:font-weight="normal" officeooo:rsid="00815d17" style:font-style-asian="normal" style:font-weight-asian="normal" style:font-style-complex="normal" style:font-weight-complex="normal"/>
    </style:style>
    <style:style style:name="T93" style:family="text">
      <style:text-properties style:text-position="0% 100%" fo:font-style="normal" fo:font-weight="normal" officeooo:rsid="00834d08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fo:font-weight="normal" officeooo:rsid="00848389" style:font-style-asian="normal" style:font-weight-asian="normal" style:font-style-complex="normal" style:font-weight-complex="normal"/>
    </style:style>
    <style:style style:name="T95" style:family="text">
      <style:text-properties style:text-position="0% 100%" fo:font-style="normal" fo:font-weight="normal" officeooo:rsid="0085b7cd" style:font-style-asian="normal" style:font-weight-asian="normal" style:font-style-complex="normal" style:font-weight-complex="normal"/>
    </style:style>
    <style:style style:name="T96" style:family="text">
      <style:text-properties style:text-position="0% 100%" fo:font-style="normal" fo:font-weight="normal" officeooo:rsid="00866499" style:font-style-asian="normal" style:font-weight-asian="normal" style:font-style-complex="normal" style:font-weight-complex="normal"/>
    </style:style>
    <style:style style:name="T97" style:family="text">
      <style:text-properties style:text-position="0% 100%" fo:font-style="normal" fo:font-weight="normal" officeooo:rsid="00878000" style:font-style-asian="normal" style:font-weight-asian="normal" style:font-style-complex="normal" style:font-weight-complex="normal"/>
    </style:style>
    <style:style style:name="T98" style:family="text">
      <style:text-properties style:text-position="0% 100%" fo:font-style="normal" fo:font-weight="normal" officeooo:rsid="0088b303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tyle="normal" fo:font-weight="normal" officeooo:rsid="0089a129" style:font-style-asian="normal" style:font-weight-asian="normal" style:font-style-complex="normal" style:font-weight-complex="normal"/>
    </style:style>
    <style:style style:name="T100" style:family="text">
      <style:text-properties style:text-position="0% 100%" fo:font-style="normal" fo:font-weight="normal" officeooo:rsid="008a9d55" style:font-style-asian="normal" style:font-weight-asian="normal" style:font-style-complex="normal" style:font-weight-complex="normal"/>
    </style:style>
    <style:style style:name="T101" style:family="text">
      <style:text-properties style:text-position="0% 100%" fo:font-style="normal" fo:font-weight="normal" officeooo:rsid="008ba0fd" style:font-style-asian="normal" style:font-weight-asian="normal" style:font-style-complex="normal" style:font-weight-complex="normal"/>
    </style:style>
    <style:style style:name="T102" style:family="text">
      <style:text-properties style:text-position="0% 100%" fo:font-style="normal" fo:font-weight="normal" officeooo:rsid="008dcf2b" style:font-style-asian="normal" style:font-weight-asian="normal" style:font-style-complex="normal" style:font-weight-complex="normal"/>
    </style:style>
    <style:style style:name="T103" style:family="text">
      <style:text-properties style:text-position="0% 100%" fo:font-style="normal" fo:font-weight="normal" officeooo:rsid="008e8198" style:font-style-asian="normal" style:font-weight-asian="normal" style:font-style-complex="normal" style:font-weight-complex="normal"/>
    </style:style>
    <style:style style:name="T104" style:family="text">
      <style:text-properties style:text-position="0% 100%" fo:font-style="normal" fo:font-weight="normal" officeooo:rsid="0052bf50" style:font-style-asian="normal" style:font-weight-asian="normal" style:font-style-complex="normal" style:font-weight-complex="normal"/>
    </style:style>
    <style:style style:name="T105" style:family="text">
      <style:text-properties style:text-position="0% 100%" fo:font-style="normal" fo:font-weight="normal" officeooo:rsid="0054d27b" style:font-style-asian="normal" style:font-weight-asian="normal" style:font-style-complex="normal" style:font-weight-complex="normal"/>
    </style:style>
    <style:style style:name="T106" style:family="text">
      <style:text-properties style:text-position="0% 100%" fo:font-style="normal" fo:font-weight="normal" officeooo:rsid="005431ba" style:font-style-asian="normal" style:font-weight-asian="normal" style:font-style-complex="normal" style:font-weight-complex="normal"/>
    </style:style>
    <style:style style:name="T107" style:family="text">
      <style:text-properties style:text-position="0% 100%" fo:font-style="normal" fo:font-weight="normal" officeooo:rsid="00cd8300" style:font-style-asian="normal" style:font-weight-asian="normal" style:font-style-complex="normal" style:font-weight-complex="normal"/>
    </style:style>
    <style:style style:name="T108" style:family="text">
      <style:text-properties style:text-position="0% 100%" fo:font-style="normal" fo:font-weight="bold" officeooo:rsid="00b236af" style:font-style-asian="normal" style:font-weight-asian="bold" style:font-style-complex="normal" style:font-weight-complex="bold"/>
    </style:style>
    <style:style style:name="T109" style:family="text">
      <style:text-properties style:text-position="0% 100%" fo:font-style="normal" fo:font-weight="bold" officeooo:rsid="00e23104" style:font-style-asian="normal" style:font-weight-asian="bold" style:font-style-complex="normal" style:font-weight-complex="bold"/>
    </style:style>
    <style:style style:name="T110" style:family="text">
      <style:text-properties style:text-position="0% 100%" fo:font-style="normal" fo:font-weight="bold" officeooo:rsid="00e596b5" style:font-style-asian="normal" style:font-weight-asian="bold" style:font-style-complex="normal" style:font-weight-complex="bold"/>
    </style:style>
    <style:style style:name="T111" style:family="text">
      <style:text-properties style:text-position="0% 100%" fo:font-style="italic" style:font-style-asian="italic" style:font-style-complex="italic"/>
    </style:style>
    <style:style style:name="T112" style:family="text">
      <style:text-properties style:text-position="0% 100%" fo:font-style="italic" officeooo:rsid="00c1605b" style:font-style-asian="italic" style:font-style-complex="italic"/>
    </style:style>
    <style:style style:name="T113" style:family="text">
      <style:text-properties style:text-position="0% 100%" fo:font-style="italic" officeooo:rsid="00c84179" style:font-style-asian="italic" style:font-style-complex="italic"/>
    </style:style>
    <style:style style:name="T114" style:family="text">
      <style:text-properties style:text-position="0% 100%" fo:font-style="italic" officeooo:rsid="00e418bb" style:font-style-asian="italic" style:font-style-complex="italic"/>
    </style:style>
    <style:style style:name="T115" style:family="text">
      <style:text-properties style:text-position="0% 100%" fo:font-style="italic" fo:font-weight="normal" officeooo:rsid="004dc757" style:font-style-asian="italic" style:font-weight-asian="normal" style:font-style-complex="italic" style:font-weight-complex="normal"/>
    </style:style>
    <style:style style:name="T116" style:family="text">
      <style:text-properties style:text-position="0% 100%" fo:font-style="italic" fo:font-weight="normal" officeooo:rsid="004f5276" style:font-style-asian="italic" style:font-weight-asian="normal" style:font-style-complex="italic" style:font-weight-complex="normal"/>
    </style:style>
    <style:style style:name="T117" style:family="text">
      <style:text-properties style:text-position="0% 100%" fo:font-style="italic" fo:font-weight="normal" officeooo:rsid="007e28b4" style:font-style-asian="italic" style:font-weight-asian="normal" style:font-style-complex="italic" style:font-weight-complex="normal"/>
    </style:style>
    <style:style style:name="T118" style:family="text">
      <style:text-properties style:text-position="0% 100%" style:font-name="Liberation Serif" fo:font-size="12pt" fo:font-style="normal" fo:font-weight="normal" officeooo:rsid="0041da84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9" style:family="text">
      <style:text-properties style:text-position="0% 100%" fo:font-weight="normal" style:font-weight-asian="normal" style:font-weight-complex="normal"/>
    </style:style>
    <style:style style:name="T120" style:family="text">
      <style:text-properties style:text-position="0% 100%" fo:font-weight="normal" officeooo:rsid="004dc757" style:font-weight-asian="normal" style:font-weight-complex="normal"/>
    </style:style>
    <style:style style:name="T121" style:family="text">
      <style:text-properties style:text-position="0% 100%" fo:font-weight="normal" officeooo:rsid="00561d98" style:font-weight-asian="normal" style:font-weight-complex="normal"/>
    </style:style>
    <style:style style:name="T122" style:family="text">
      <style:text-properties style:text-position="0% 100%" fo:font-weight="normal" officeooo:rsid="0057ab55" style:font-weight-asian="normal" style:font-weight-complex="normal"/>
    </style:style>
    <style:style style:name="T123" style:family="text">
      <style:text-properties style:text-position="0% 100%" fo:font-weight="normal" officeooo:rsid="0058d1ee" style:font-weight-asian="normal" style:font-weight-complex="normal"/>
    </style:style>
    <style:style style:name="T124" style:family="text">
      <style:text-properties style:text-position="0% 100%" fo:font-weight="normal" officeooo:rsid="0059a103" style:font-weight-asian="normal" style:font-weight-complex="normal"/>
    </style:style>
    <style:style style:name="T125" style:family="text">
      <style:text-properties style:text-position="0% 100%" fo:font-weight="normal" officeooo:rsid="005b07c1" style:font-weight-asian="normal" style:font-weight-complex="normal"/>
    </style:style>
    <style:style style:name="T126" style:family="text">
      <style:text-properties style:text-position="0% 100%" fo:font-weight="normal" officeooo:rsid="005db1bc" style:font-weight-asian="normal" style:font-weight-complex="normal"/>
    </style:style>
    <style:style style:name="T127" style:family="text">
      <style:text-properties style:text-position="0% 100%" fo:font-weight="normal" officeooo:rsid="005f0a49" style:font-weight-asian="normal" style:font-weight-complex="normal"/>
    </style:style>
    <style:style style:name="T128" style:family="text">
      <style:text-properties style:text-position="0% 100%" fo:font-weight="normal" officeooo:rsid="007e28b4" style:font-weight-asian="normal" style:font-weight-complex="normal"/>
    </style:style>
    <style:style style:name="T129" style:family="text">
      <style:text-properties officeooo:rsid="002f6ac6"/>
    </style:style>
    <style:style style:name="T130" style:family="text">
      <style:text-properties officeooo:rsid="0030c669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weight="normal" officeooo:rsid="003465c2" style:font-weight-asian="normal" style:font-weight-complex="normal"/>
    </style:style>
    <style:style style:name="T133" style:family="text">
      <style:text-properties fo:font-weight="normal" officeooo:rsid="003531aa" style:font-weight-asian="normal" style:font-weight-complex="normal"/>
    </style:style>
    <style:style style:name="T134" style:family="text">
      <style:text-properties fo:font-weight="normal" officeooo:rsid="004a68e4" style:font-weight-asian="normal" style:font-weight-complex="normal"/>
    </style:style>
    <style:style style:name="T135" style:family="text">
      <style:text-properties fo:font-weight="normal" officeooo:rsid="004abc97" style:font-weight-asian="normal" style:font-weight-complex="normal"/>
    </style:style>
    <style:style style:name="T136" style:family="text">
      <style:text-properties fo:font-weight="normal" officeooo:rsid="004c0edb" style:font-weight-asian="normal" style:font-weight-complex="normal"/>
    </style:style>
    <style:style style:name="T137" style:family="text">
      <style:text-properties fo:font-weight="normal" officeooo:rsid="004fe3a0" style:font-weight-asian="normal" style:font-weight-complex="normal"/>
    </style:style>
    <style:style style:name="T138" style:family="text">
      <style:text-properties fo:font-weight="normal" officeooo:rsid="00561d98" style:font-weight-asian="normal" style:font-weight-complex="normal"/>
    </style:style>
    <style:style style:name="T139" style:family="text">
      <style:text-properties style:text-position="sub 58%"/>
    </style:style>
    <style:style style:name="T140" style:family="text">
      <style:text-properties style:text-position="sub 58%" fo:font-style="normal" style:font-style-asian="normal" style:font-style-complex="normal"/>
    </style:style>
    <style:style style:name="T141" style:family="text">
      <style:text-properties fo:color="#000000" style:text-position="0% 100%" style:font-name="Liberation Serif" fo:font-size="12pt" fo:font-style="normal" fo:font-weight="normal" officeooo:rsid="0042ca22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2" style:family="text">
      <style:text-properties fo:color="#000000" style:text-position="0% 100%" style:font-name="Liberation Serif" fo:font-size="12pt" fo:font-style="normal" fo:font-weight="normal" officeooo:rsid="0043e918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3" style:family="text">
      <style:text-properties fo:color="#000000" style:text-position="0% 100%" style:font-name="Liberation Serif" fo:font-size="12pt" fo:font-style="normal" fo:font-weight="normal" officeooo:rsid="0044f1e2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4" style:family="text">
      <style:text-properties fo:color="#000000" style:text-position="0% 100%" style:font-name="Liberation Serif" fo:font-size="12pt" fo:font-style="normal" fo:font-weight="normal" officeooo:rsid="0045bd3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5" style:family="text">
      <style:text-properties fo:color="#000000" style:text-position="0% 100%" style:font-name="Liberation Serif" fo:font-size="12pt" fo:font-style="normal" fo:font-weight="normal" officeooo:rsid="0046e9e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6" style:family="text">
      <style:text-properties fo:color="#000000" style:text-position="0% 100%" style:font-name="Liberation Serif" fo:font-size="12pt" fo:font-style="normal" fo:font-weight="normal" officeooo:rsid="0048396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7" style:family="text">
      <style:text-properties fo:color="#000000" style:text-position="0% 100%" style:font-name="Liberation Serif" fo:font-size="12pt" fo:font-style="normal" fo:font-weight="normal" officeooo:rsid="00484b88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8" style:family="text">
      <style:text-properties fo:color="#000000" style:text-position="0% 100%" style:font-name="Liberation Serif" fo:font-size="12pt" fo:font-style="normal" fo:font-weight="normal" officeooo:rsid="0048d64c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9" style:family="text">
      <style:text-properties fo:color="#000000" style:text-position="0% 100%" style:font-name="Liberation Serif" fo:font-size="12pt" fo:font-style="normal" fo:font-weight="bold" officeooo:rsid="0042ca22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0" style:family="text">
      <style:text-properties fo:color="#000000" style:text-position="0% 100%" style:font-name="Liberation Serif" fo:font-size="12pt" fo:font-style="normal" fo:font-weight="bold" officeooo:rsid="00496be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1" style:family="text">
      <style:text-properties fo:color="#000000" style:text-position="0% 100%" style:font-name="Liberation Serif" fo:font-size="12pt" fo:font-style="italic" fo:font-weight="bold" officeooo:rsid="00496be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52" style:family="text">
      <style:text-properties officeooo:rsid="004abc97"/>
    </style:style>
    <style:style style:name="T153" style:family="text">
      <style:text-properties officeooo:rsid="0054db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AMADA DE ENLACE</text:p>
      <text:p text:style-name="P22"/>
      <text:p text:style-name="P20">1) Qual a finalidade do protocolo ARP? Por que suas requisições são enviadas dentro de um quadro de <text:span text:style-name="T1">broadcast</text:span><text:span text:style-name="T3"> e a resposta é enviada com um endereço MAC específico?</text:span></text:p>
      <text:p text:style-name="P20"><text:span text:style-name="T3"><text:tab/></text:span><text:span text:style-name="T4">Sua finalidade é traduzir endereços IP em endereços MAC. O </text:span><text:span text:style-name="T2">broadcast</text:span><text:span text:style-name="T4"> é usado porque não se sabe para quem se deve enviar a solicitação específica, então se envia para todos. Aquele que possuir o IP desejado retorna seu MAC ao ARP.</text:span></text:p>
      <text:p text:style-name="P28"/>
      <text:p text:style-name="P20"><text:span text:style-name="T3">2) No CSMA/CD, em redes locais </text:span><text:span text:style-name="T1">ethernet</text:span><text:span text:style-name="T3">, explique por que é necessário estabelecer uma distância máxima entre duas estações, bem como um tamanho mínimo de quadros. Ilustre sua resposta calculando a distância máxima entre duas estações em uma rede </text:span><text:span text:style-name="T1">ethernet</text:span><text:span text:style-name="T3"> 10mbps, com quadros mínimos de 64 bytes (512 bits) e velocidade de propagação do sinal igual a 2,3*10</text:span><text:span text:style-name="T5">8</text:span><text:span text:style-name="T18"> m/s.</text:span></text:p>
      <text:p text:style-name="P20"><text:span text:style-name="T18"><text:tab/></text:span><text:span text:style-name="T77">O tempo de transmissão pode ser calculada como L/R, sendo L o tamanho do quadro e R a taxa de transmissão. Assim, o tempo de transmissão é 64bytes/10mbps, o que é 512bits/10</text:span><text:span text:style-name="T8">7</text:span><text:span text:style-name="T77">bits.<text:line-break/><text:tab/></text:span><text:span text:style-name="T78">Pela fórmula física, V = S/T. Assim, se queremos saber S (que seria a distância), bastaria fazer S = VT. No entanto, deve-se lembrar que, nesse protocolo, a distância é de ida e volta, então a fórmula é 2S = VT, ou 2d = vt.</text:span></text:p>
      <text:p text:style-name="P21"><text:span text:style-name="T78"><text:tab/>Sabemos que a velocidade é </text:span><text:span text:style-name="T66">2,3*10</text:span><text:span text:style-name="T6">8 </text:span><text:span text:style-name="T78">e que o tempo é 512/10</text:span><text:span text:style-name="T9">7</text:span><text:span text:style-name="T78">. Assim, a distância é:</text:span></text:p>
      <text:p text:style-name="P21"><text:span text:style-name="T78"><text:tab/></text:span><text:span text:style-name="T78"><draw:frame draw:style-name="fr1" draw:name="Object1" text:anchor-type="as-char" svg:y="-0.619cm" svg:width="14.127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3) Se todos os enlaces da internet proverem confiabilidade, o serviço de transmissão confiável do TCP seria redundante? Por quê?</text:p>
      <text:p text:style-name="P1"><text:tab/>Não, pois a finalidade da confiabilidade na camada de enlace é corrigir erros localmente, e não fim a fim. <text:span text:style-name="T129">Por exemplo, pacotes que cheguem fora de ordem poderão ser descartados caso não haja confiabilidade em nível de transporte.</text:span></text:p>
      <text:p text:style-name="P3"/>
      <text:p text:style-name="P3">4) Suponha que dois nós comecem a transmitir, ao mesmo tempo, um pacote de comprimento de L bits sobre um canal que permita múltiplos acessos. Seja a taxa de transmissão deste enlace igual a R. Denote por dprop o atraso de propagação entre os dois nós. Se d<text:span text:style-name="T139">prop</text:span> &lt; L/R, vai existir colisão detectável? Por quê?</text:p>
      <text:p text:style-name="P24"><text:span text:style-name="T18"><text:tab/></text:span><text:span text:style-name="T79">O tempo de transmissão é L/R. </text:span><text:span text:style-name="T80">D</text:span><text:span text:style-name="T140">prop</text:span><text:span text:style-name="T18"> </text:span><text:span text:style-name="T80">é o tempo que o bit levará para chegar ao outro lado. Como os dois nós transmitem ao mesmo tempo, uma colisão será detectada, pois, desta forma, os bits chegam </text:span><text:soft-page-break/><text:span text:style-name="T80">antes do outro começar a transmitir. Se ambos não transmitissem ao mesmo tempo, teria que ser duas vezes a distância de propagação.</text:span></text:p>
      <text:p text:style-name="P3"/>
      <text:p text:style-name="P23"><text:span text:style-name="T18">5) Na seção de protocolos de múltiplo acesso, foram listadas quatro características desejáveis para um canal </text:span><text:span text:style-name="T111">broadcast</text:span><text:span text:style-name="T18">. Quais destas o </text:span><text:span text:style-name="T111">slotted aloha</text:span><text:span text:style-name="T18"> possui? Quais o </text:span><text:span text:style-name="T111">token passing</text:span><text:span text:style-name="T18"> possui?</text:span></text:p>
      <text:p text:style-name="P23"><text:span text:style-name="T18"><text:tab/></text:span><text:span text:style-name="T67">Slotted ALOHA: </text:span><text:span text:style-name="T68">único nó ativo envia à taxa total; é descentralizado; é simples.</text:span></text:p>
      <text:p text:style-name="P2"><text:tab/>Token Passing: único nó ativo envia à taxa total; é descentralizado; M nós ativos têm vazão próxima à R/; <text:span text:style-name="T130">é simples.</text:span></text:p>
      <text:p text:style-name="P3"/>
      <text:p text:style-name="P3">6) Mostre que a eficiência máxima do ALOHA puro é 1/(2e.)</text:p>
      <text:p text:style-name="P23"><text:span text:style-name="T18"><text:tab/></text:span><text:span text:style-name="T69">A probabilidade de que um nó tenha transmissão bem-sucedida é p(1-p)</text:span><text:span text:style-name="T7">2(N-1)</text:span><text:span text:style-name="T69"> e, levando N ao infinito, chega-se à eficiência 1/(2e</text:span><text:span text:style-name="T70">), que é metade daquela do slotted </text:span><text:span text:style-name="T71">aloha.</text:span></text:p>
      <text:p text:style-name="P3"/>
      <text:p text:style-name="P3">7) São respectivamente consideradas características das redes (L/M/W)AN:</text:p>
      <text:p text:style-name="P23"><text:span text:style-name="T18"><text:tab/></text:span><text:span text:style-name="T74">A</text:span><text:span text:style-name="T75">nulada</text:span><text:span text:style-name="T74"> pelo Márcio por não constar em lugar algum.</text:span></text:p>
      <text:p text:style-name="P3"><text:tab/><text:span text:style-name="T131">c) Velocidade entre 10Mbps e 1Gbps; abrangem tipicamente a área de uma universidade; roteadores conectam diferentes tipos de tecnologia de rede normalmente.</text:span></text:p>
      <text:p text:style-name="P3"/>
      <text:p text:style-name="P4">8) Indique V ou F a respeito da camada de enlace:</text:p>
      <text:p text:style-name="P4"><text:tab/>- Um datagrama pode ser manipulado por apenas um protocolo de enlace no caminho da fonte ao destino.</text:p>
      <text:p text:style-name="P25"><text:span text:style-name="T18"><text:tab/></text:span><text:span text:style-name="T72">FALSO. Pode ser manipulado por vários protocolos.</text:span></text:p>
      <text:p text:style-name="P4"><text:tab/>- É responsabilidade de um protocolo da camada de enlace, entre outras, realizar o controle de fluxo e o acesso aleatório.</text:p>
      <text:p text:style-name="P4"><text:tab/><text:span text:style-name="T132">VERDADEIRO.</text:span></text:p>
      <text:p text:style-name="P4"><text:tab/>- Os quadros de controle CTS e RTS são usados pelo protocolo IEEE 802.11.</text:p>
      <text:p text:style-name="P4"><text:tab/><text:span text:style-name="T133">VERDADEIRO.</text:span></text:p>
      <text:p text:style-name="P25"><text:span text:style-name="T18"><text:tab/>- O protocolo de acesso aleatório usado nas redes </text:span><text:span text:style-name="T111">ethernet</text:span><text:span text:style-name="T18"> é o CSMA/CA.</text:span></text:p>
      <text:p text:style-name="P25"><text:span text:style-name="T18"><text:tab/></text:span><text:span text:style-name="T72">FALSO. É o CSMA/CD.</text:span></text:p>
      <text:p text:style-name="P4"><text:tab/>- No ALOHA, as estações transmitem quadros sempre que existem dados e depois de monitorar o estado do meio da transmissão.</text:p>
      <text:p text:style-name="P25"><text:span text:style-name="T18"><text:tab/></text:span><text:span text:style-name="T73">FALSO. </text:span><text:span text:style-name="T76">Ele não monitora o estado do meio da transmissão.</text:span></text:p>
      <text:p text:style-name="P4"/>
      <text:p text:style-name="P26"><text:soft-page-break/><text:span text:style-name="T18">9) </text:span><text:span text:style-name="T19">Em relação ao ARP, é correto afirmar que:</text:span></text:p>
      <text:p text:style-name="P27"><text:span text:style-name="T18"><text:tab/></text:span><text:span text:style-name="T66">a) O ARP mapeia </text:span><text:span text:style-name="T107">de</text:span><text:span text:style-name="T66"> IP </text:span><text:span text:style-name="T107">para</text:span><text:span text:style-name="T66"> endereços MAC apenas para hospedeiros na mesma sub-rede.</text:span></text:p>
      <text:p text:style-name="P5"/>
      <text:p text:style-name="P5">CAMADA DE REDE</text:p>
      <text:p text:style-name="P17"><text:span text:style-name="multichoicequestion1"><text:span text:style-name="T118"/></text:span></text:p>
      <text:p text:style-name="P18"><text:span text:style-name="multichoicequestion1"><text:span text:style-name="T149">1) Suponha que um roteador tenha n portas de entrada com velocidades de linha idênticas; n portas de saída com velocidades de linha idênticas, e que a velocidade de linha de uma porta de saída seja, no mínimo, n vezes a velocidade da porta de entrada. Suponha ainda que a velocidade do elemento de comutação é, no mínimo, n vezes maior do que a velocidade de uma porta de entrada. Quando essas condições acontecem não existe formação de fila nem na porta de entrada e nem na porta de saída. Explique o porquê em cada um dos casos, dando um exemplo dos piores casos que podem acontecer (tanto na porta de entrada quanto na porta de saída) e mostrando que, mesmo nestes casos, não tem formação de fila.</text:span></text:span></text:p>
      <text:p text:style-name="P18"><text:span text:style-name="multichoicequestion1"><text:span text:style-name="T149"><text:tab/></text:span></text:span><text:span text:style-name="multichoicequestion1"><text:span text:style-name="T141">O pior caso </text:span></text:span><text:span text:style-name="multichoicequestion1"><text:span text:style-name="T143">para entrada</text:span></text:span><text:span text:style-name="multichoicequestion1"><text:span text:style-name="T141"> seria se chegasse um pacote para cada uma das portas de entrada ao mesmo tempo. </text:span></text:span><text:span text:style-name="multichoicequestion1"><text:span text:style-name="T143">Mas o comutador</text:span></text:span><text:span text:style-name="multichoicequestion1"><text:span text:style-name="T141"> tem velocidade n vezes maior do que a de uma porta de entrada, então ele conseguirá tratar todos os pacotes que chegaram antes que cheguem outros, </text:span></text:span><text:span text:style-name="multichoicequestion1"><text:span text:style-name="T142">não formando fila.</text:span></text:span></text:p>
      <text:p text:style-name="P18"><text:span text:style-name="multichoicequestion1"><text:span text:style-name="T142"><text:tab/></text:span></text:span><text:span text:style-name="multichoicequestion1"><text:span text:style-name="T143">O pior caso para a saída seria se o comutador mandasse todos os pacotes para a mesma porta de saída ao mesmo tempo. </text:span></text:span><text:span text:style-name="multichoicequestion1"><text:span text:style-name="T144">Como a velocidade da porta de saída é n vezes maior </text:span></text:span><text:span text:style-name="multichoicequestion1"><text:span text:style-name="T145">que a de entrada, </text:span></text:span><text:span text:style-name="multichoicequestion1"><text:span text:style-name="T146">o comutador sempre conseguirá </text:span></text:span><text:span text:style-name="multichoicequestion1"><text:span text:style-name="T147">transmitir pacote na linha de saída antes que cheguem outros, </text:span></text:span><text:span text:style-name="multichoicequestion1"><text:span text:style-name="T148">sem fila.</text:span></text:span></text:p>
      <text:p text:style-name="P18"><text:span text:style-name="multichoicequestion1"><text:span text:style-name="T148"/></text:span></text:p>
      <text:p text:style-name="P19"><text:span text:style-name="multichoicequestion1"><text:span text:style-name="T150">2) O que acontece em cada um dos algoritmos </text:span></text:span><text:span text:style-name="multichoicequestion1"><text:span text:style-name="T151">link-state</text:span></text:span><text:span text:style-name="multichoicequestion1"><text:span text:style-name="T150"> (estado do enlace) e </text:span></text:span><text:span text:style-name="multichoicequestion1"><text:span text:style-name="T151">distance-vector </text:span></text:span><text:span text:style-name="multichoicequestion1"><text:span text:style-name="T150"><text:s/>(vetor de distâncias) quando muda o custo de um enlace ligado a um determinado nó?</text:span></text:span></text:p>
      <text:p text:style-name="P29"><text:tab/><text:span text:style-name="T134">Link-state: a mudança no custo é notificada para todos os nós da rede, com broadcast. Então, quando um nó </text:span><text:span text:style-name="T136">executar o</text:span><text:span text:style-name="T134"> </text:span><text:span text:style-name="T136">algoritmo</text:span><text:span text:style-name="T134">, o novo valor vai ser conhecido e suas tabelas serão alteradas.</text:span></text:p>
      <text:p text:style-name="P29"><text:span text:style-name="T134"><text:tab/>Distance-vector: o nó detecta que o custo do enlace local mudou, e então atualiza sua tabela de distâncias. </text:span><text:span text:style-name="T135">Quando é o menor custo do caminho, ele avisará a seus vizinhos.</text:span></text:p>
      <text:p text:style-name="P41"/>
      <text:p text:style-name="P30"><text:span text:style-name="T152">6</text:span>) A máscara da sub-rede de uma rede na Internet é 255.255.248.0. Qual é o número máximo de hosts que ela pode manipular?</text:p>
      <text:p text:style-name="P30"><text:tab/><text:span text:style-name="T131">Como 25</text:span><text:span text:style-name="T137">5</text:span><text:span text:style-name="T131"> é 2</text:span><text:span text:style-name="T15">8 </text:span><text:span text:style-name="T119">(e ele aparece duas vezes), e 248 é 2</text:span><text:span text:style-name="T15">8</text:span><text:span text:style-name="T119">-2</text:span><text:span text:style-name="T15">3</text:span><text:span text:style-name="T119">, então o número de bits da máscara é 8 + 8 + (8 - 3), que dá 21. </text:span><text:span text:style-name="T120">Como um endereço IPV4 tem, no máximo, 32 bits, e sendo 21 bits para rede, fica 32-21 bits para </text:span><text:span text:style-name="T115">host</text:span><text:span text:style-name="T81">, isto é, 11 bits para </text:span><text:span text:style-name="T115">host.</text:span><text:span text:style-name="T81"> </text:span><text:span text:style-name="T82">Assim, o número máximo de </text:span><text:span text:style-name="T116">hosts</text:span><text:span text:style-name="T82"> que ela pode manipular é 2</text:span><text:span text:style-name="T10">11</text:span><text:span text:style-name="T82">, </text:span><text:span text:style-name="T83">ou seja,</text:span><text:span text:style-name="T82"> é 2048. </text:span></text:p>
      <text:p text:style-name="P6"><text:soft-page-break/></text:p>
      <text:p text:style-name="P6"/>
      <text:p text:style-name="P37"><text:span text:style-name="T26">5</text:span><text:span text:style-name="T18">) O IPv6 utiliza endereços de 16 bytes (128 bits). Se um bloco de um milhão de endereços for alocado a cada picossegundo (10</text:span><text:span text:style-name="T5">-12 </text:span><text:span text:style-name="T18">seg.), <text:s/>qual será a duração desses endereços?</text:span></text:p>
      <text:p text:style-name="P37"><text:span text:style-name="T18"><text:tab/></text:span><text:span text:style-name="T104">Um endereço de 128 bits permite 2</text:span><text:span text:style-name="T13">128</text:span><text:span text:style-name="T104"> endereços. Um milhão de endereços é 10</text:span><text:span text:style-name="T13">6</text:span><text:span text:style-name="T104">. Um milhão </text:span><text:span text:style-name="T105">de endereços</text:span><text:span text:style-name="T104"> por </text:span><text:span text:style-name="T106">segundo</text:span><text:span text:style-name="T104"> pode ser representado por 10</text:span><text:span text:style-name="T13">6</text:span><text:span text:style-name="T104">/10</text:span><text:span text:style-name="T13">-12</text:span><text:span text:style-name="T104">, que dá 10</text:span><text:span text:style-name="T13">18</text:span><text:span text:style-name="T104">. </text:span><text:span text:style-name="T105">Assim, a duração, em segundos, destes endereços, pode ser representada por 2</text:span><text:span text:style-name="T14">128</text:span><text:span text:style-name="T105">/10</text:span><text:span text:style-name="T14">18</text:span><text:span text:style-name="T105">. Eu pararia a conta por aqui, porque não faria idéia de como resolver mais. Mas, de acordo com o Márcio, 2</text:span><text:span text:style-name="T14">128</text:span><text:span text:style-name="T105"> é 3.4*10</text:span><text:span text:style-name="T14">38</text:span><text:span text:style-name="T105">, então levaríamos 10</text:span><text:span text:style-name="T14">13</text:span><text:span text:style-name="T105"> anos para esgotar todos os endereços IPV6.</text:span></text:p>
      <text:p text:style-name="P30">3) Um grande número de endereços IP consecutivos está disponível a partir de 198.16.0.0. Suponha que quatro organizações, A, B, C, B, solicitem 4.000, 2.000, 4.000 e 8.000 endereços, respectivamente, e nessa ordem. Para cada uma delas, forneça o primeiro endereço IP atribuído, o último endereço IP atribuído e a máscara na notação w.x.y.z/s.</text:p>
      <text:p text:style-name="P30"><text:tab/><text:span text:style-name="T153">a) </text:span><text:span text:style-name="T138">É impossível alocar exatamente 4000 endereços, 2000 endereços etc. Assim, precisamos alocar endereços em um número da base de 2. O menor número possível, dessa forma, é 2</text:span><text:span text:style-name="T16">12</text:span><text:span text:style-name="T121"> = 4096 endereços. </text:span><text:span text:style-name="T122">Se temos 12 bits para host, e o máximo de bits que um IPV4 pode ter é 32, então, para a máscara, teremos 32-12=20 bits. </text:span><text:span text:style-name="T123">Logo, a máscara será 198.16.0.0/20, ou 255.255.</text:span><text:span text:style-name="T124">240.0 (</text:span><text:span text:style-name="T125">2</text:span><text:span text:style-name="T17">8</text:span><text:span text:style-name="T124">.</text:span><text:span text:style-name="T125">2</text:span><text:span text:style-name="T17">8</text:span><text:span text:style-name="T124">.</text:span><text:span text:style-name="T125">(2</text:span><text:span text:style-name="T17">8</text:span><text:span text:style-name="T124">-</text:span><text:span text:style-name="T125">2</text:span><text:span text:style-name="T17">4</text:span><text:span text:style-name="T124">).</text:span><text:span text:style-name="T125">0</text:span><text:span text:style-name="T124">, conforme explicação da questão 5.)</text:span></text:p>
      <text:p text:style-name="P31"><text:span text:style-name="T126"><text:tab/>Assim, o </text:span><text:span text:style-name="T127">primeiro endereço IP, conforme a máscara, será 198.16.0.0. </text:span><text:span text:style-name="T128">Para calcularmos o último, passamos a parte dos endereços de </text:span><text:span text:style-name="T117">host </text:span><text:span text:style-name="T87">para binário, deixando tudo que é da parte do </text:span><text:span text:style-name="T117">host</text:span><text:span text:style-name="T87">, e não da máscara, como 1: 198.16.0000|1111.11111111 = 198.16.15.255.</text:span></text:p>
      <text:p text:style-name="P32"><text:span text:style-name="T84"><text:tab/></text:span><text:span text:style-name="T20">b) </text:span><text:span text:style-name="T87">Não tem como alocar 2000 endereços, só 2</text:span><text:span text:style-name="T11">11</text:span><text:span text:style-name="T87">, </text:span><text:span text:style-name="T88">que é 2048. Assim, 32-11 é 21, logo, a máscara é /21. </text:span><text:span text:style-name="T89">O endereço anterior era </text:span><text:span text:style-name="T87">198.16.0000|1111.11111111; </text:span><text:span text:style-name="T89">corrigindo o bit adicional da máscara, temos que ele é </text:span><text:span text:style-name="T87">198.16.00001</text:span><text:span text:style-name="T89">|</text:span><text:span text:style-name="T87">111.11111111. </text:span><text:span text:style-name="T89">Somando 1 a ele para pular ao próximo endereço, temos: 198.16.00010|000.0, que é 198.16.16.0.</text:span></text:p>
      <text:p text:style-name="P32"><text:span text:style-name="T89"><text:tab/></text:span><text:span text:style-name="T90">Assim, a máscara é 198.16.16.0/21, seu primeiro endereço é 198.16.16.0 e seu último é, respectivamente: 198.16.00010|111.255, que é 198.16.23.255.</text:span></text:p>
      <text:p text:style-name="P33"><text:span text:style-name="T85"><text:tab/></text:span><text:span text:style-name="T21">c) </text:span><text:span text:style-name="T91">A máscara será novamente /20, pois serão 4096 endereços alocados. </text:span><text:span text:style-name="T92">Assim, temos o último endereço anterior, que é </text:span><text:span text:style-name="T90">198.16.00010|111.255, </text:span><text:span text:style-name="T92">e devemos corrigi-lo para nova máscara, ficando como: <text:s text:c="2"/></text:span><text:span text:style-name="T90">198.16.0001</text:span><text:span text:style-name="T92">|</text:span><text:span text:style-name="T90">0111.255. </text:span><text:span text:style-name="T93">Somando 1 a ele para pular para o próximo endereço, teríamos algo como 198.16.24.0. Este endereço, no entanto, não é válido, pois é impossível conseguir um endereço 24 com os 4 bits da máscara. Só é possível 128 (máscara 1000</text:span><text:span text:style-name="T97">|0000</text:span><text:span text:style-name="T93">), 64 (0100</text:span><text:span text:style-name="T97">|0000</text:span><text:span text:style-name="T93">), 32 (0010</text:span><text:span text:style-name="T97">|0000</text:span><text:span text:style-name="T93">), 16 (0001</text:span><text:span text:style-name="T97">|0000</text:span><text:span text:style-name="T93">), 0 (0000</text:span><text:span text:style-name="T97">|0000</text:span><text:span text:style-name="T93">), e somas entre esses </text:span><text:span text:style-name="T98">algarismos decimais</text:span><text:span text:style-name="T93">.</text:span></text:p>
      <text:p text:style-name="P34"><text:soft-page-break/><text:span text:style-name="T93"><text:tab/></text:span><text:span text:style-name="T94">Desta forma, o endereço mais perto possível para essa máscara é o 32. Então, o primeiro endereço será </text:span><text:span text:style-name="T90">198.16.00</text:span><text:span text:style-name="T94">1</text:span><text:span text:style-name="T90">0</text:span><text:span text:style-name="T92">|</text:span><text:span text:style-name="T90">0</text:span><text:span text:style-name="T94">000</text:span><text:span text:style-name="T90">.</text:span><text:span text:style-name="T94">0, que é 198.16.32.0 </text:span><text:span text:style-name="T95">(e a máscara será 198.16.32.0/20</text:span><text:span text:style-name="T94">.</text:span><text:span text:style-name="T95">)</text:span><text:span text:style-name="T94"> O último é </text:span><text:span text:style-name="T95">1</text:span><text:span text:style-name="T90">98.16.00</text:span><text:span text:style-name="T94">1</text:span><text:span text:style-name="T90">0</text:span><text:span text:style-name="T92">|</text:span><text:span text:style-name="T95">1111</text:span><text:span text:style-name="T90">.</text:span><text:span text:style-name="T95">255, ou </text:span><text:span text:style-name="T96">198.16.47.255.</text:span></text:p>
      <text:p text:style-name="P35"><text:span text:style-name="T86"><text:tab/></text:span><text:span text:style-name="T21">d) </text:span><text:span text:style-name="T99">Para alocar 8000 endereços, temos 2</text:span><text:span text:style-name="T12">13</text:span><text:span text:style-name="T99">, que é 8192. Assim, a máscara será /19, pois 32-13=19. </text:span><text:span text:style-name="T100">O último endereço foi </text:span><text:span text:style-name="T101">198.16.47.255. Não poderíamos pular pois 198.16.48.0 não seria compatível com a máscara /19. Observe: 192.16.000|00000.0. Com esses 3 bits que sobraram da máscara, é impossível se ter 48. Apenas 128 (100|00000), 64 (010|00000), 32 (001|00000) e 0 (000|00000), e combinações da soma destes algarismos decimais.</text:span></text:p>
      <text:p text:style-name="P35"><text:span text:style-name="T101"><text:tab/></text:span><text:span text:style-name="T102">Ora, endereços começando com 0 já foram tomados pela letra A; os começando em 32, também, pela letra C. </text:span><text:span text:style-name="T103">Resta, então, pegar a máscara que dê 64: 192.168.010|00000.0, que é 192.168.64.0</text:span></text:p>
      <text:p text:style-name="P7"><text:tab/>Destarte, o primeiro endereço seria 192.16.64.0 (e a máscara 192.16.64.0/19), e o último seria 192.16.010|11111.255, ou seja, 192.16.95.255.</text:p>
      <text:p text:style-name="P7"/>
      <text:p text:style-name="P38">4) Um roteador tem as seguintes entradas em sua tabela de roteamento:</text:p>
      <text:p text:style-name="P38"><text:tab/>Endereço/Máscara<text:tab/><text:tab/><text:tab/><text:tab/>Hop</text:p>
      <text:p text:style-name="P38"><text:tab/>135.46.56.0/22<text:tab/><text:tab/><text:tab/><text:tab/>i0</text:p>
      <text:p text:style-name="P38"><text:tab/>135.46.60.9/22<text:tab/><text:tab/><text:tab/><text:tab/>i1</text:p>
      <text:p text:style-name="P38"><text:tab/>192.53.40.0/23<text:tab/><text:tab/><text:tab/><text:tab/>r1</text:p>
      <text:p text:style-name="P38"><text:tab/>Padrão<text:tab/><text:tab/><text:tab/><text:tab/><text:tab/>r2</text:p>
      <text:p text:style-name="P12">Para cada um dos endereços IP a seguir, o que o roteador fará se chegar um pacote com esse endereço?</text:p>
      <text:p text:style-name="P36"><text:span text:style-name="T22">a) 135.46.63.10<text:tab/><text:tab/><text:tab/><text:tab/></text:span><text:span text:style-name="T23">c) 135.46.52.2<text:tab/><text:tab/><text:tab/>e) 192.53.56.7</text:span></text:p>
      <text:p text:style-name="P36"><text:span text:style-name="T22">b) 135.46.57.14<text:tab/><text:tab/><text:tab/><text:tab/></text:span><text:span text:style-name="T23">d) 192.53.40.7</text:span></text:p>
      <text:p text:style-name="P12"/>
      <text:p text:style-name="P8">135.46.56.0/22 é a mesma coisa que dizer que:</text:p>
      <text:p text:style-name="P9">135.46.001110|00.0, pois a máscara é de 22 bits, logo, ela pega os 16 primeiros bits (do 135.46) e mais 6 adicionais para chegar a 22. Desses 6 adicionais, deve-se ver quais bits precisarão estar ativos (=1) para dar 56.</text:p>
      <text:p text:style-name="P10">Agora, para saber o resto, basta colocar 1 em todos os demais campos que não a máscara:</text:p>
      <text:p text:style-name="P10">135.46.001110|11.255, que é 135.46.59.255.</text:p>
      <text:p text:style-name="P10">Portanto, qualquer endereço entre 135.46.56.0 a 135.46.59.255 irá para a Interface 0.</text:p>
      <text:p text:style-name="P10">Pela mesma lógica, qualquer endereço entre 135.46.60.9 a 135.46.63.255 irá para a Interface 1.</text:p>
      <text:p text:style-name="P42"><text:span text:style-name="T18">E, igualmente, entre 192.53.40.0 a 192.53.41.255 irá para o Roteador 1; </text:span><text:span text:style-name="T27">d</text:span><text:span text:style-name="T18">emais irão ao Roteador 2.</text:span></text:p>
      <text:p text:style-name="P10"><text:soft-page-break/>Com isso:</text:p>
      <text:p text:style-name="P42"><text:span text:style-name="T18">a) Irá para a I1.<text:tab/><text:tab/><text:tab/>c) Irá para R2.<text:tab/><text:tab/><text:tab/>e) Irá para R</text:span><text:span text:style-name="T24">2</text:span><text:span text:style-name="T18">.</text:span></text:p>
      <text:p text:style-name="P10">b) Irá para I0.<text:tab/><text:tab/><text:tab/>d) Irá para R1.</text:p>
      <text:p text:style-name="P43"><text:span text:style-name="T18">IMPORTANTE: Se estiver podendo ir para dois lugares diferentes, deve-se escrever o endereço de forma binária e ver qual tem mais bits </text:span><text:span text:style-name="T25">da máscara </text:span><text:span text:style-name="T18">batendo. Ele será encaminhado àquele lugar que tiver mais bits parecidos.</text:span></text:p>
      <text:p text:style-name="P13"/>
      <text:p text:style-name="P14">APÊNDICE – TABELA DE REPASSE</text:p>
      <text:p text:style-name="P14"/>
      <text:p text:style-name="P44"><text:span text:style-name="T18"><text:tab/>Roteadores têm uma tabela de repasse. E</text:span><text:span text:style-name="T28">sta tabela de repasse é calculada pelo processador de roteamento, </text:span><text:span text:style-name="T29">mas uma cópia dela é comumente armazenada na porta de entrada dos roteadores </text:span><text:span text:style-name="T60">e</text:span><text:span text:style-name="T30"> é atualizada pelo processador de roteamento quando necessário. </text:span><text:span text:style-name="T32">Esta descentralização</text:span><text:span text:style-name="T31"> permite que decisões sejam tomadas localmente, evitando gargalo de processamento de repasse.</text:span></text:p>
      <text:p text:style-name="P44"><text:span text:style-name="T31"><text:tab/></text:span><text:span text:style-name="T33">O processamento da porta de entrada deve ser feito em </text:span><text:span text:style-name="T34">velocidade de linha, </text:span><text:span text:style-name="T35">ou seja, deve-se examinar a porta de saída do pacote em tempo menor do que o necessário para receber um pacote na porta de entrada. Este valor é absurdo, então uma busca linear na tabela de repasse é impossível.</text:span></text:p>
      <text:p text:style-name="P44"><text:span text:style-name="T35"><text:tab/>Por conta disto, </text:span><text:span text:style-name="T36">o registro das tabelas de repasse são armazenados em formato de árvore. </text:span><text:span text:style-name="T37">Desta forma, realiza-se uma busca binária: </text:span><text:span text:style-name="T38">se o primeiro bit do endereço for 0, o registro da tabela de repasse para o endereço de destino estará à esquerda; se for 1, estará à direita, e assim sucessivamente.</text:span></text:p>
      <text:p text:style-name="P44"><text:span text:style-name="T38"><text:tab/></text:span><text:span text:style-name="T39">Mesmo essas árvores, porém, têm baixa velocidade se comparada à necessária. Assim, há outras formas de realizar os exames de tabela de repasse, como </text:span><text:span text:style-name="T108">memórias de conteúdo endereçáveis</text:span><text:span text:style-name="T40">, e algumas melhorias como </text:span><text:span text:style-name="T41">realizar cache de </text:span><text:span text:style-name="T42">registros recém-acessados.</text:span></text:p>
      <text:p text:style-name="P44"><text:span text:style-name="T42"><text:tab/></text:span><text:span text:style-name="T43">Um pacote sai da porta de entrada e, examinada a tabela, é repassado ao elemento de comutação. </text:span><text:span text:style-name="T44">Às vezes, este pode estar ocupado, então o pacote sai da porta de entrada e é colocado em uma fila do elemento de comutação.</text:span></text:p>
      <text:p text:style-name="P45"><text:span text:style-name="T44"><text:tab/></text:span><text:span text:style-name="T45">A comutação pode ser por memória: </text:span><text:span text:style-name="T49">realizada por uma CPU, como se esta realizasse operações de entrada e saída, com interrupções e tudo.</text:span></text:p>
      <text:p text:style-name="P45"><text:span text:style-name="T49"><text:tab/>Comutação por </text:span><text:span text:style-name="T45">barramento: </text:span><text:span text:style-name="T46">o pacote é transferido diretamente da porta de entrada à de saída por meio do barramento; a única limitação de velocidade é a velocidade do próprio barramento, mas que costuma ser alta o suficiente </text:span><text:span text:style-name="T47">para LANs e redes corporativas. </text:span><text:span text:style-name="T48">Se o barramento estiver ocupado, o pacote é colocado na fila da porta de entrada.</text:span></text:p>
      <text:p text:style-name="P45"><text:span text:style-name="T45"><text:tab/></text:span><text:span text:style-name="T49">Comutação por </text:span><text:span text:style-name="T112">crossbar</text:span><text:span text:style-name="T49">: </text:span><text:span text:style-name="T50">usa uma rede sofisticada de interconexão para superar as limitações de velocidade dos barramentos. </text:span><text:span text:style-name="T51">Nela, os barramentos formam algo parecido com uma matriz: há </text:span><text:soft-page-break/><text:span text:style-name="T51">barramentos horizontais e verticais para cada porta de entrada e saída. </text:span><text:span text:style-name="T52">De sua porta de entrada, um pacote percorre um barramento horizontal até que chegue ao barramento vertical de sua porta de saída. </text:span><text:span text:style-name="T53">Se este estiver bloqueado, o pacote ficará na fila na porta de entrada.</text:span></text:p>
      <text:p text:style-name="P45"><text:span text:style-name="T53"><text:tab/></text:span><text:span text:style-name="T54">Se as filas nas portas de entrada ou de saída se tornarem muito grande, </text:span><text:span text:style-name="T55">o espaço de </text:span><text:span text:style-name="T113">buffer</text:span><text:span text:style-name="T55"> </text:span><text:span text:style-name="T56">do roteador se acaba e ocorre perda de pacote. </text:span><text:span text:style-name="T57">Os piores casos de filas já foram descritos neste resumo, na questão </text:span><text:span text:style-name="T58">1 do teste de camada de rede. O livro fala mais coisas, mas não sei se o Marcio as cobraria…</text:span></text:p>
      <text:p text:style-name="P11"/>
      <text:p text:style-name="P39"><text:span text:style-name="T58">APÊNDICE – </text:span><text:span text:style-name="T59">ALGORITMOS DE ROTEAMENTO</text:span></text:p>
      <text:p text:style-name="P15"/>
      <text:p text:style-name="P46"><text:span text:style-name="T59"><text:tab/>A finalidade do algoritmo de roteamento é descobrir um bom caminho do roteador fonte ao destino; geralmente medido pelo menor custo. </text:span><text:span text:style-name="T62">O algoritmo pode ser global, isto é, o cálculo de menor custo é feito utilizando-se conhecimento completo e global sobre a rede. O cálculo pode ser rodado em um só lugar, ou replicado em vários. A característica principal, no fim, é que ele tem informação completa sobre conectividade e custo de enlaces.</text:span></text:p>
      <text:p text:style-name="P47"><text:tab/>O algoritmo também pode ser descentralizado, sendo o cálculo realizado de forma iteraativa e distribuída. Um nó só sabe os custos dos enlaces ligados diretamente a ele. Por meio de troca de informações com os vizinhos, um nó gradualmente calcula o caminho de menor custo até um destino ou conjunto de destinos.</text:p>
      <text:p text:style-name="P47">Estes algoritmos podem ainda ser classificados como estáticos (mudam lentamente ao longo do tempo, geralmente com alguém mudando manualmente as rotas), ou dinâmicos (mudam os caminhos de roteamento à medida que muda a carga de tráfego ou a topologia da rede; são mais sucestíveis a problemas de loops de roteamento e oscilação.)</text:p>
      <text:p text:style-name="P47"><text:tab/>Por fim, o algoritmo pode ser sensível à carga (varia o custo para refletir o nível de congestionamento), mas a maioria dos algoritmos atuais usados são insensíveis à carga.</text:p>
      <text:p text:style-name="P46"><text:span text:style-name="T62"><text:tab/></text:span><text:span text:style-name="T109">Algoritmo de roteamento de estado de enlace (LS, link-state): </text:span><text:span text:style-name="T63">é um algoritmo de roteamento global. As informações da topologia da rede são conseguidas por meio de uma transmissão </text:span><text:span text:style-name="T114">broadcast</text:span><text:span text:style-name="T63"> de estado de enlace. Assim, todos os nós têm uma visão idêntica e completa da rede. Este algoritmo também é chamado de algoritmo de Dijkstra. Ele é iterativo, e, após a k-ésima iteração, conhece todos os caminhos de menor custo para k nós de destino. </text:span><text:span text:style-name="T64">Algoritmo complexo demais pra botar aqui, ignorei.</text:span></text:p>
      <text:p text:style-name="P46"><text:span text:style-name="T64"><text:tab/></text:span><text:span text:style-name="T110">Algoritmo de roteamento de vetor de distâncias (DV, distance-vector): </text:span><text:span text:style-name="T65">é iterativo, assíncrono e distribuído. Cada nó recebe informação de seus vizinhos diretamente ligados; realiza cálculos; distribui seus resultados para seus vizinhos. Este processo continua até que mais nenhuma informação seja trocada. Os nós não precisam rodá-lo simultaneamente. Basicamente, cada nó envia, regularmente, uma cópia do seu vetor de distâncias a cada um dos vizinhos. Quando um nó recebe um novo vetor de distâncias, ele armazena este vetor e então usa a equação de Bellman-Ford para atualizar seu próprio vetor de distâncias.</text:span></text:p>
      <text:p text:style-name="P16"/>
      <text:p text:style-name="P40"><text:span text:style-name="T61">VALEU:</text:span><text:span text:style-name="T18"> ALEXIA, CAMILA, NICHOLAS E SIDNEY PELA AJUDA COM ESTE RESUMO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multichoicequestion1" style:family="text">
      <style:text-properties fo:color="#353534"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0pt" style:font-weight-complex="bold"/>
    </style:style>
    <style:style style:name="WW8Num3z0" style:family="text">
      <style:text-properties fo:font-size="11pt" style:font-size-asian="11pt" style:font-size-complex="11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04:32.731428517</meta:creation-date>
    <dc:date>2019-06-16T12:13:16.471999873</dc:date>
    <meta:editing-duration>PT7H50M40S</meta:editing-duration>
    <meta:editing-cycles>174</meta:editing-cycles>
    <meta:generator>LibreOffice/6.1.6.3$Linux_X86_64 LibreOffice_project/10$Build-3</meta:generator>
    <meta:document-statistic meta:table-count="0" meta:image-count="0" meta:object-count="1" meta:page-count="7" meta:paragraph-count="91" meta:word-count="2740" meta:character-count="16358" meta:non-whitespace-character-count="13614"/>
  </office:meta>
</office:document-meta>
</file>

<file path=Object 1/content.xml><?xml version="1.0" encoding="utf-8"?>
<math xmlns="http://www.w3.org/1998/Math/MathML" display="block">
  <semantics>
    <mrow>
      <mn>2</mn>
      <mi>D</mi>
      <mrow/>
      <mrow/>
      <mrow>
        <mrow/>
        <mo stretchy="false">=</mo>
        <mrow/>
      </mrow>
      <mrow/>
      <mrow/>
      <mrow>
        <mrow>
          <mo fence="true" stretchy="false">(</mo>
          <mrow>
            <mrow>
              <mn>2,3</mn>
              <mo stretchy="false">∗</mo>
              <msup>
                <mn>10</mn>
                <mn>8</mn>
              </msup>
            </mrow>
          </mrow>
          <mo fence="true" stretchy="false">)</mo>
        </mrow>
        <mo stretchy="false">∗</mo>
        <mrow>
          <mo fence="true" stretchy="false">(</mo>
          <mrow>
            <mfrac>
              <mn>512</mn>
              <msup>
                <mn>10</mn>
                <mn>7</mn>
              </msup>
            </mfrac>
          </mrow>
          <mo fence="true" stretchy="false">)</mo>
        </mrow>
      </mrow>
      <mrow/>
      <mrow/>
      <mrow/>
      <mo stretchy="false">⇒</mo>
      <mrow/>
      <mrow/>
      <mrow/>
      <mn>2</mn>
      <mi>D</mi>
      <mrow/>
      <mrow/>
      <mrow>
        <mrow/>
        <mo stretchy="false">=</mo>
        <mrow/>
      </mrow>
      <mrow/>
      <mrow/>
      <mrow>
        <mn>2,3</mn>
        <mo stretchy="false">∗</mo>
        <mn>512</mn>
        <mo stretchy="false">∗</mo>
        <mn>10</mn>
      </mrow>
      <mrow/>
      <mrow/>
      <mrow/>
      <mo stretchy="false">⇒</mo>
      <mrow/>
      <mrow/>
      <mrow/>
      <mi>D</mi>
      <mrow/>
      <mrow/>
      <mrow>
        <mrow/>
        <mo stretchy="false">=</mo>
        <mrow/>
      </mrow>
      <mrow/>
      <mrow/>
      <mn>5888</mn>
      <mi>m</mi>
      <mrow/>
      <mrow/>
      <mrow/>
      <mo stretchy="false">⇒</mo>
      <mrow/>
      <mrow/>
      <mrow/>
      <mi>D</mi>
      <mrow/>
      <mrow/>
      <mrow>
        <mrow/>
        <mo stretchy="false">≈</mo>
        <mrow/>
      </mrow>
      <mrow/>
      <mrow/>
      <mn>5,9</mn>
      <mi mathvariant="italic">km</mi>
      <mi>.</mi>
    </mrow>
    <annotation encoding="StarMath 5.0">2D{}{}{}={}{}{}(2,3*10^8) * (512 over 10^7){}{}{}drarrow{}{}{}2D{}{}{}={}{}{}2,3*512*10{}{}{}drarrow{}{}{}D{}{}{}={}{}{}5888m{}{}{}drarrow{}{}{}D{}{}{}approx{}{}{}5,9km.</annotation>
  </semantics>
</math>
</file>